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left="0in" fo:margin-right="0.3335in" fo:margin-top="0in" fo:margin-bottom="0.3335in" loext:contextual-spacing="false" fo:line-height="100%" fo:text-indent="0in" style:auto-text-indent="false" style:page-number="1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 fo:padding="0in" fo:border="none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/>
      <style:text-properties fo:color="#000000" style:font-name="Calibri" fo:font-size="11pt" style:font-name-asian="Calibri1" style:font-size-asian="11pt" style:font-name-complex="Calibri1" style:font-size-complex="11pt"/>
    </style:style>
    <style:style style:name="P5" style:family="paragraph" style:parent-style-name="Standard">
      <style:paragraph-properties fo:margin-left="0in" fo:margin-right="0in" fo:margin-top="0in" fo:margin-bottom="0.1665in" loext:contextual-spacing="false" fo:line-height="100%" fo:text-indent="0in" style:auto-text-indent="false" fo:padding="0in" fo:border="none"/>
    </style:style>
    <style:style style:name="P6" style:family="paragraph" style:parent-style-name="Standard">
      <style:paragraph-properties fo:margin-left="0in" fo:margin-right="0in" fo:margin-top="0in" fo:margin-bottom="0.1665in" loext:contextual-spacing="false" fo:line-height="100%" fo:text-indent="0in" style:auto-text-indent="false"/>
      <style:text-properties fo:color="#000000" style:font-name="Calibri" fo:font-size="11pt" style:font-name-asian="Calibri1" style:font-size-asian="11pt" style:font-name-complex="Calibri1" style:font-size-complex="11pt"/>
    </style:style>
    <style:style style:name="P7" style:family="paragraph" style:parent-style-name="Standard">
      <style:paragraph-properties fo:margin-left="0in" fo:margin-right="0in" fo:margin-top="0in" fo:margin-bottom="0.1665in" loext:contextual-spacing="false" fo:line-height="100%" fo:text-indent="0in" style:auto-text-indent="false"/>
    </style:style>
    <style:style style:name="P8" style:family="paragraph" style:parent-style-name="Standard">
      <style:paragraph-properties fo:margin-left="0in" fo:margin-right="0in" fo:margin-top="0in" fo:margin-bottom="0.1665in" loext:contextual-spacing="false" fo:line-height="100%" fo:text-indent="0in" style:auto-text-indent="false"/>
      <style:text-properties fo:font-weight="bold" style:font-weight-asian="bold"/>
    </style:style>
    <style:style style:name="P9" style:family="paragraph" style:parent-style-name="Standard">
      <style:paragraph-properties fo:margin-left="0in" fo:margin-right="0in" fo:margin-top="0.1665in" fo:margin-bottom="0.1665in" loext:contextual-spacing="false" fo:line-height="100%" fo:text-indent="0in" style:auto-text-indent="false" fo:padding="0in" fo:border="none"/>
    </style:style>
    <style:style style:name="P10" style:family="paragraph" style:parent-style-name="Standard">
      <style:paragraph-properties fo:margin-left="0in" fo:margin-right="0in" fo:margin-top="0.1665in" fo:margin-bottom="0.1665in" loext:contextual-spacing="false" fo:line-height="100%" fo:text-indent="0in" style:auto-text-indent="false"/>
    </style:style>
    <style:style style:name="P11" style:family="paragraph" style:parent-style-name="Standard">
      <style:paragraph-properties fo:margin-left="0in" fo:margin-right="0in" fo:margin-top="0in" fo:margin-bottom="0.139in" loext:contextual-spacing="false" fo:line-height="115%" fo:text-indent="0in" style:auto-text-indent="false"/>
    </style:style>
    <style:style style:name="P12" style:family="paragraph" style:parent-style-name="Standard">
      <style:paragraph-properties fo:margin-left="0in" fo:margin-right="0in" fo:margin-top="0in" fo:margin-bottom="0.139in" loext:contextual-spacing="false" fo:line-height="115%" fo:orphans="2" fo:widows="2" fo:text-indent="0in" style:auto-text-indent="false"/>
    </style:style>
    <style:style style:name="P13" style:family="paragraph" style:parent-style-name="Standard">
      <style:paragraph-properties fo:margin-left="0in" fo:margin-right="0in" fo:margin-top="0in" fo:margin-bottom="0.139in" loext:contextual-spacing="false" fo:line-height="115%" fo:text-indent="0in" style:auto-text-indent="false"/>
      <style:text-properties fo:color="#000000" style:font-name="Calibri" fo:font-size="11pt" style:font-name-asian="Calibri1" style:font-size-asian="11pt" style:font-name-complex="Calibri1" style:font-size-complex="11pt"/>
    </style:style>
    <style:style style:name="P14" style:family="paragraph" style:parent-style-name="Standard">
      <style:paragraph-properties fo:margin-left="0in" fo:margin-right="0in" fo:margin-top="0in" fo:margin-bottom="0.139in" loext:contextual-spacing="false" fo:line-height="115%" fo:orphans="2" fo:widows="2" fo:text-indent="0in" style:auto-text-indent="false"/>
      <style:text-properties fo:color="#000000" style:font-name="Calibri" fo:font-size="11pt" style:font-name-asian="Calibri1" style:font-size-asian="11pt" style:font-name-complex="Calibri1" style:font-size-complex="11pt"/>
    </style:style>
    <style:style style:name="P15" style:family="paragraph" style:parent-style-name="Standard">
      <style:paragraph-properties fo:margin-left="0in" fo:margin-right="0in" fo:margin-top="0in" fo:margin-bottom="0.139in" loext:contextual-spacing="false" fo:line-height="115%" fo:text-indent="0in" style:auto-text-indent="false"/>
      <style:text-properties fo:color="#000000" style:font-name="Calibri" fo:font-size="11pt" fo:font-style="italic" style:font-name-asian="Calibri1" style:font-size-asian="11pt" style:font-style-asian="italic" style:font-name-complex="Calibri1" style:font-size-complex="11pt"/>
    </style:style>
    <style:style style:name="P16" style:family="paragraph" style:parent-style-name="Standard">
      <style:paragraph-properties fo:margin-left="0in" fo:margin-right="0in" fo:margin-top="0in" fo:margin-bottom="0.139in" loext:contextual-spacing="false" fo:line-height="115%" fo:orphans="2" fo:widows="2" fo:text-indent="0in" style:auto-text-indent="false" fo:break-before="page"/>
    </style:style>
    <style:style style:name="P17" style:family="paragraph" style:parent-style-name="Standard" style:list-style-name="WWNum5">
      <style:paragraph-properties fo:margin-left="0.3335in" fo:margin-right="0in" fo:margin-top="0in" fo:margin-bottom="0in" loext:contextual-spacing="false" fo:line-height="100%" fo:text-indent="0.0835in" style:auto-text-indent="false" fo:padding="0in" fo:border="none"/>
    </style:style>
    <style:style style:name="P18" style:family="paragraph" style:parent-style-name="Standard" style:list-style-name="WWNum6">
      <style:paragraph-properties fo:margin-left="0.3335in" fo:margin-right="0in" fo:margin-top="0in" fo:margin-bottom="0in" loext:contextual-spacing="false" fo:line-height="100%" fo:text-indent="0.0835in" style:auto-text-indent="false" fo:padding="0in" fo:border="none"/>
    </style:style>
    <style:style style:name="P19" style:family="paragraph" style:parent-style-name="Standard" style:list-style-name="WWNum1">
      <style:paragraph-properties fo:margin-left="0.3335in" fo:margin-right="0in" fo:margin-top="0in" fo:margin-bottom="0in" loext:contextual-spacing="false" fo:line-height="100%" fo:text-indent="0.0835in" style:auto-text-indent="false"/>
    </style:style>
    <style:style style:name="P20" style:family="paragraph" style:parent-style-name="Standard">
      <style:paragraph-properties fo:margin-left="0.1665in" fo:margin-right="0.1665in" fo:margin-top="0in" fo:margin-bottom="0.1665in" loext:contextual-spacing="false" fo:line-height="100%" fo:text-indent="0in" style:auto-text-indent="false"/>
    </style:style>
    <style:style style:name="P21" style:family="paragraph" style:parent-style-name="Standard">
      <style:paragraph-properties fo:margin-left="0.1665in" fo:margin-right="0.1665in" fo:margin-top="0in" fo:margin-bottom="0in" loext:contextual-spacing="false" fo:line-height="100%" fo:text-indent="0in" style:auto-text-indent="false"/>
    </style:style>
    <style:style style:name="P22" style:family="paragraph" style:parent-style-name="Standard" style:list-style-name="WWNum3">
      <style:paragraph-properties fo:margin-left="0.5in" fo:margin-right="0in" fo:margin-top="0in" fo:margin-bottom="0in" loext:contextual-spacing="false" fo:line-height="115%" fo:orphans="2" fo:widows="2" fo:text-indent="-0.25in" style:auto-text-indent="false"/>
    </style:style>
    <style:style style:name="P23" style:family="paragraph" style:parent-style-name="Standard" style:list-style-name="WWNum2">
      <style:paragraph-properties fo:margin-left="0.5in" fo:margin-right="0in" fo:margin-top="0in" fo:margin-bottom="0in" loext:contextual-spacing="false" fo:line-height="115%" fo:orphans="2" fo:widows="2" fo:text-indent="-0.25in" style:auto-text-indent="false"/>
    </style:style>
    <style:style style:name="P24" style:family="paragraph" style:parent-style-name="Standard" style:list-style-name="WWNum3">
      <style:paragraph-properties fo:margin-left="0.5in" fo:margin-right="0in" fo:margin-top="0in" fo:margin-bottom="0.139in" loext:contextual-spacing="false" fo:line-height="115%" fo:orphans="2" fo:widows="2" fo:text-indent="-0.25in" style:auto-text-indent="false"/>
    </style:style>
    <style:style style:name="P25" style:family="paragraph" style:parent-style-name="Standard" style:list-style-name="WWNum2">
      <style:paragraph-properties fo:margin-left="0.5in" fo:margin-right="0in" fo:margin-top="0in" fo:margin-bottom="0.139in" loext:contextual-spacing="false" fo:line-height="115%" fo:orphans="2" fo:widows="2" fo:text-indent="-0.25in" style:auto-text-indent="false"/>
    </style:style>
    <style:style style:name="P26" style:family="paragraph" style:parent-style-name="Standard" style:list-style-name="WWNum4">
      <style:paragraph-properties fo:margin-left="0.5in" fo:margin-right="0in" fo:margin-top="0in" fo:margin-bottom="0.139in" loext:contextual-spacing="false" fo:line-height="115%" fo:orphans="2" fo:widows="2" fo:text-indent="-0.25in" style:auto-text-indent="false"/>
    </style:style>
    <style:style style:name="P27" style:family="paragraph" style:parent-style-name="Standard">
      <style:paragraph-properties fo:margin-left="0.5in" fo:margin-right="0in" fo:margin-top="0in" fo:margin-bottom="0.139in" loext:contextual-spacing="false" fo:line-height="115%" fo:orphans="2" fo:widows="2" fo:text-indent="0in" style:auto-text-indent="false"/>
    </style:style>
    <style:style style:name="P28" style:family="paragraph" style:parent-style-name="Standard">
      <style:paragraph-properties fo:margin-left="0.5in" fo:margin-right="0in" fo:margin-top="0in" fo:margin-bottom="0.139in" loext:contextual-spacing="false" fo:line-height="115%" fo:orphans="2" fo:widows="2" fo:text-indent="0in" style:auto-text-indent="false"/>
      <style:text-properties fo:color="#000000" style:font-name="Calibri" fo:font-size="11pt" style:font-name-asian="Calibri1" style:font-size-asian="11pt" style:font-name-complex="Calibri1" style:font-size-complex="11pt"/>
    </style:style>
    <style:style style:name="P29" style:family="paragraph" style:parent-style-name="Standard">
      <style:paragraph-properties fo:margin-left="0.3335in" fo:margin-right="0in" fo:margin-top="0in" fo:margin-bottom="0in" loext:contextual-spacing="false" fo:line-height="100%" fo:text-indent="0in" style:auto-text-indent="false"/>
    </style:style>
    <style:style style:name="P30" style:family="paragraph" style:parent-style-name="Heading_20_1">
      <style:paragraph-properties fo:margin-top="0in" fo:margin-bottom="0.3335in" loext:contextual-spacing="false" fo:line-height="100%"/>
    </style:style>
    <style:style style:name="P31" style:family="paragraph" style:parent-style-name="Heading_20_4">
      <style:paragraph-properties fo:margin-top="0.1945in" fo:margin-bottom="0.139in" loext:contextual-spacing="false" fo:line-height="115%" fo:keep-together="always" fo:keep-with-next="always"/>
    </style:style>
    <style:style style:name="P32" style:family="paragraph" style:parent-style-name="Title">
      <style:paragraph-properties fo:margin-left="0in" fo:margin-right="0.3335in" fo:margin-top="0in" fo:margin-bottom="0.3335in" loext:contextual-spacing="false" fo:line-height="100%" fo:text-indent="0in" style:auto-text-indent="false"/>
    </style:style>
    <style:style style:name="P33" style:family="paragraph" style:parent-style-name="Subtitle">
      <style:paragraph-properties fo:margin-left="0in" fo:margin-right="0.3335in" fo:margin-top="0in" fo:margin-bottom="0.3335in" loext:contextual-spacing="false" fo:line-height="100%" fo:text-indent="0in" style:auto-text-indent="false"/>
    </style:style>
    <style:style style:name="P34" style:family="paragraph">
      <loext:graphic-properties draw:fill="solid" draw:fill-color="#a0a0a0"/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000000" style:font-name="Calibri" fo:font-size="11pt" style:font-name-asian="Calibri1" style:font-size-asian="11pt" style:font-name-complex="Calibri1" style:font-size-complex="11pt" fo:background-color="#00ff00"/>
    </style:style>
    <style:style style:name="T3" style:family="text">
      <style:text-properties fo:color="#000000" style:font-name="Calibri" fo:font-size="11pt" style:font-name-asian="Calibri1" style:font-size-asian="11pt" style:font-name-complex="Calibri1" style:font-size-complex="11pt"/>
    </style:style>
    <style:style style:name="T4" style:family="text">
      <style:text-properties fo:color="#000000" style:font-name="Calibri" fo:font-size="11pt" style:font-name-asian="Calibri1" style:font-size-asian="11pt" style:font-name-complex="Calibri1" style:font-size-complex="11pt" fo:background-color="#ff0000"/>
    </style:style>
    <style:style style:name="T5" style:family="text">
      <style:text-properties fo:color="#000000" style:font-name="Calibri" fo:font-size="11pt" fo:background-color="#f1c232" loext:char-shading-value="0" style:font-name-asian="Calibri1" style:font-size-asian="11pt" style:font-name-complex="Calibri1" style:font-size-complex="11pt"/>
    </style:style>
    <style:style style:name="T6" style:family="text">
      <style:text-properties fo:color="#000000" style:font-name="Calibri" fo:font-size="11pt" fo:font-style="italic" style:font-name-asian="Calibri1" style:font-size-asian="11pt" style:font-style-asian="italic" style:font-name-complex="Calibri1" style:font-size-complex="11pt"/>
    </style:style>
    <style:style style:name="T7" style:family="text">
      <style:text-properties fo:color="#000000" style:font-name="Calibri" fo:font-size="11pt" fo:font-weight="bold" style:font-name-asian="Calibri1" style:font-size-asian="11pt" style:font-weight-asian="bold" style:font-name-complex="Calibri1" style:font-size-complex="11pt"/>
    </style:style>
    <style:style style:name="T8" style:family="text">
      <style:text-properties fo:color="#000000" style:font-name="Calibri" fo:font-size="11pt" fo:background-color="#ffd966" loext:char-shading-value="0" style:font-name-asian="Calibri1" style:font-size-asian="11pt" style:font-name-complex="Calibri1" style:font-size-complex="11pt"/>
    </style:style>
    <style:style style:name="T9" style:family="text">
      <style:text-properties fo:color="#000000" style:font-name="Courier New" fo:font-size="11pt" fo:font-weight="bold" style:font-name-asian="Courier New1" style:font-size-asian="11pt" style:font-weight-asian="bold" style:font-name-complex="Courier New1" style:font-size-complex="11pt"/>
    </style:style>
    <style:style style:name="T10" style:family="text">
      <style:text-properties fo:font-weight="bold" style:font-weight-asian="bold"/>
    </style:style>
    <style:style style:name="T11" style:family="text">
      <style:text-properties fo:font-style="italic" fo:font-weight="bold" style:font-style-asian="italic" style:font-weight-asian="bold"/>
    </style:style>
    <style:style style:name="T12" style:family="text">
      <style:text-properties fo:color="#0366d6"/>
    </style:style>
    <style:style style:name="T13" style:family="text">
      <style:text-properties fo:color="#6a737d"/>
    </style:style>
    <style:style style:name="T14" style:family="text">
      <style:text-properties fo:background-color="#ff0000"/>
    </style:style>
    <style:style style:name="T15" style:family="text">
      <style:text-properties fo:color="#666666"/>
    </style:style>
    <style:style style:name="T16" style:family="text">
      <style:text-properties fo:color="#1155cc" style:font-name="Calibri" fo:font-size="11pt" style:text-underline-style="solid" style:text-underline-width="auto" style:text-underline-color="font-color" style:font-name-asian="Calibri1" style:font-size-asian="11pt" style:font-name-complex="Calibri1" style:font-size-complex="11pt"/>
    </style:style>
    <style:style style:name="T17" style:family="text">
      <style:text-properties fo:color="#d4d4d4" style:font-name="Courier New" fo:font-size="10.5pt" style:font-name-asian="Courier New1" style:font-size-asian="10.5pt" style:font-name-complex="Courier New1" style:font-size-complex="10.5pt"/>
    </style:style>
    <style:style style:name="T18" style:family="text">
      <style:text-properties fo:color="#9cdcfe" style:font-name="Courier New" fo:font-size="10.5pt" style:font-name-asian="Courier New1" style:font-size-asian="10.5pt" style:font-name-complex="Courier New1" style:font-size-complex="10.5pt"/>
    </style:style>
    <style:style style:name="T19" style:family="text">
      <style:text-properties fo:color="#ce9178" style:font-name="Courier New" fo:font-size="10.5pt" style:font-name-asian="Courier New1" style:font-size-asian="10.5pt" style:font-name-complex="Courier New1" style:font-size-complex="10.5pt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.139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cph-ms782, Martin Bøgh Sander-Thomsen</text:span></text:p>
      <text:p text:style-name="P32"><text:bookmark text:name="_gs30vq8teoy0"/>Fullstack Javascript</text:p>
      <text:p text:style-name="P33"><text:bookmark text:name="_9nshuvfvrf8q"/>Period-2 </text:p>
      <text:p text:style-name="P30"><text:bookmark text:name="_ixceos4af8pa"/>Node, Express with TypeScript, JavaScript Backend Testing, MongoDB and Geo-location</text:p>
      <text:p text:style-name="P2"><text:span text:style-name="T2"><text:s text:c="5"/></text:span><text:span text:style-name="T3"><text:s/></text:span>Explain Pros &amp; Cons in using Node.js + Express to implement your Backend compared to a strategy using, for example, Java/JAX-RS/Tomcat</text:p>
      <text:p text:style-name="P5"><text:span text:style-name="T10">Pros:</text:span></text:p>
      <text:list xml:id="list3788620998" text:style-name="WWNum5">
        <text:list-item>
          <text:p text:style-name="P17">It’s easier to setup and run</text:p>
        </text:list-item>
        <text:list-item>
          <text:p text:style-name="P17">You can attach parameters to request object during run (for example adding user role)</text:p>
        </text:list-item>
        <text:list-item>
          <text:p text:style-name="P17">###todo</text:p>
        </text:list-item>
      </text:list>
      <text:p text:style-name="P9"><text:span text:style-name="T10">Cons:</text:span></text:p>
      <text:list xml:id="list3659082678" text:style-name="WWNum6">
        <text:list-item>
          <text:p text:style-name="P18">###todo</text:p>
        </text:list-item>
      </text:list>
      <text:p text:style-name="P9">####todo</text:p>
      <text:p text:style-name="P12"><text:span text:style-name="T5"><text:s text:c="5"/></text:span><text:span text:style-name="T3"><text:s/>Explain the difference between </text:span><text:span text:style-name="T6">Debug outputs</text:span><text:span text:style-name="T3"> and </text:span><text:span text:style-name="T6">ApplicationLogging</text:span><text:span text:style-name="T3">. What’s wrong with console.log(..) statements in our backend code.</text:span></text:p>
      <text:p text:style-name="P3"><text:span text:style-name="T11">console.log(…) statements are blocking</text:span></text:p>
      <text:p text:style-name="P6"/>
      <text:p text:style-name="P12"><text:span text:style-name="T5"><text:s text:c="5"/></text:span><text:span text:style-name="T3"><text:s/>Demonstrate a system using application logging and environment controlled debug statements.</text:span></text:p>
      <text:p text:style-name="P12"><text:span text:style-name="T4">TODO link</text:span></text:p>
      <text:p text:style-name="P3"><text:a xlink:type="simple" xlink:href="http://docs.google.com/week10+11/express-exercises-day1/src/app.ts" text:style-name="ListLabel_20_55" text:visited-style-name="ListLabel_20_55"><text:span text:style-name="T12">app.ts</text:span></text:a></text:p>
      <text:p text:style-name="P7"><text:a xlink:type="simple" xlink:href="http://docs.google.com/week10+11/express-exercises-day1/src/middlewares/logger.ts" text:style-name="ListLabel_20_55" text:visited-style-name="ListLabel_20_55"><text:span text:style-name="T12">logger.ts</text:span></text:a></text:p>
      <text:p text:style-name="P7">Using the debug package Install the debug package (npm install debug) Add the following declaration to your local <text:span text:style-name="T10">.env-file</text:span>:</text:p>
      <text:p text:style-name="P20"><text:soft-page-break/><text:span text:style-name="T13">DEBUG=game-case</text:span></text:p>
      <text:p text:style-name="P10">In the start of your file:</text:p>
      <text:p text:style-name="P21"><text:span text:style-name="T13">require(‘dotenv’).config();</text:span></text:p>
      <text:p text:style-name="P20"><text:span text:style-name="T13">const debug = require(“debug”)(“game-case”);</text:span></text:p>
      <text:p text:style-name="P10">Then, whenever you have done console.log(“Hello”), do debug(“Hello”)</text:p>
      <text:p text:style-name="P12"><text:span text:style-name="T2"><text:s text:c="5"/></text:span><text:span text:style-name="T3"><text:s/>Explain, using relevant examples, concepts related to testing a REST-API using Node/JavaScript/Typescript + relevant packages </text:span></text:p>
      <text:p text:style-name="P3"><text:a xlink:type="simple" xlink:href="http://docs.google.com/week10+11/express-exercises-day1/test/simpleDemo.ts" text:style-name="ListLabel_20_55" text:visited-style-name="ListLabel_20_55"><text:span text:style-name="T12">builtin node assert</text:span></text:a></text:p>
      <text:p text:style-name="P3"><text:a xlink:type="simple" xlink:href="http://docs.google.com/week10+11/express-exercises-day1/test/simpleDemoWithChai.ts" text:style-name="ListLabel_20_55" text:visited-style-name="ListLabel_20_55"><text:span text:style-name="T12">Mocha Chai</text:span></text:a></text:p>
      <text:p text:style-name="P7">** Example async:**</text:p>
      <text:p text:style-name="P21"><text:span text:style-name="T13">it(“Should eventually find number of files in temp folder " + folder, async function () { try { const files: any = findFiles(”./" + folder, “.txt”);</text:span></text:p>
      <text:p text:style-name="P20"><text:span text:style-name="T13">expect(files.length).to.be.equal(5); } catch (err) { //Observe – normal try-catch, when you use async-await // expect(err).to.be.equal(“Wrong arguments”); }})</text:span></text:p>
      <text:p text:style-name="P10"><text:a xlink:type="simple" xlink:href="http://docs.google.com/week10+11/express-exercises-day1/test/simpleRestTest.ts" text:style-name="ListLabel_20_55" text:visited-style-name="ListLabel_20_55"><text:span text:style-name="T12">REST test</text:span></text:a></text:p>
      <text:p text:style-name="P14"/>
      <text:p text:style-name="P12"><text:span text:style-name="T2"><text:s text:c="5"/></text:span><text:span text:style-name="T3"><text:s/>Explain a setup for Express/Node/Test/Mongo-DB development with Typescript, and how it handles "secret values", debug and testing.</text:span></text:p>
      <text:p text:style-name="P3"><text:span text:style-name="T10">Using middleware, you can intercepts requests before the rest routing is done and in the “layer” you can insert "security"</text:span></text:p>
      <text:p text:style-name="P7"><text:span text:style-name="T14">####todo</text:span></text:p>
      <text:p text:style-name="P12"><text:span text:style-name="T3">( </text:span><text:span text:style-name="T2"><text:s text:c="5"/></text:span><text:span text:style-name="T3"><text:s/>) </text:span></text:p>
      <text:p text:style-name="P12"><text:span text:style-name="T3">Explain, preferably using an example, how you have deployed your node/Express applications, and which of the Express Production best practices you have followed.</text:span></text:p>
      <text:p text:style-name="P12"><text:span text:style-name="T3">Explain possible steps to deploy many node/Express servers on the same droplet, how to deploy the code and how to ensure servers will continue to operate, even after a droplet restart.</text:span></text:p>
      <text:p text:style-name="P12"><text:span text:style-name="T3">Explain, your chosen strategy to deploy a Node/Express application including how to solve the following deployment problems:</text:span></text:p>
      <text:list xml:id="list2705621745" text:style-name="WWNum3">
        <text:list-item>
          <text:p text:style-name="P22"><text:span text:style-name="T3">Ensure that your Node-process restarts after a (potential) exception that closed the application</text:span></text:p>
        </text:list-item>
        <text:list-item>
          <text:p text:style-name="P24"><text:soft-page-break/><text:span text:style-name="T3">Ensure that your Node-process restarts after a server (Ubuntu) restart</text:span></text:p>
        </text:list-item>
      </text:list>
      <text:p text:style-name="P27"><text:span text:style-name="T10">Use nodemon (man behøver ikke skrive hvilken il der skal startes, så længe den er specificeret main i package.json filen)</text:span></text:p>
      <text:list xml:id="list124440992487897" text:continue-numbering="true" text:style-name="WWNum3">
        <text:list-item>
          <text:p text:style-name="P24"><text:span text:style-name="T3">Ensure that you can run “many” node-applications on a single droplet on the same port (80)</text:span></text:p>
        </text:list-item>
      </text:list>
      <text:p text:style-name="P27"><text:span text:style-name="T3">I Digital Ocean dns server indstilles hvert sub-domæne til at pege på den samme droplet <text:s/>(</text:span><text:span text:style-name="T7">express1</text:span><text:span text:style-name="T3">.server.com, </text:span><text:span text:style-name="T7">express2</text:span><text:span text:style-name="T3">.server.com osv).</text:span></text:p>
      <text:p text:style-name="P27"><text:span text:style-name="T3">Ved at ændre i nginx opsætningen på linux serveren, så den kan kan håndtere forskellige sub-domæner. Første domæne vil have følgende opsætningen i </text:span><text:span text:style-name="T9">/etc/nginx/sites-enabled/default</text:span><text:span text:style-name="T3">. Express1 og port 5000. Den næste vil hedde express2 og 5002.</text:span></text:p>
      <text:p text:style-name="P27"><text:span text:style-name="T3">Start flere express servere med forskellige portnumre (5000 og 5001)</text:span></text:p>
      <text:p text:style-name="P28"/>
      <text:p text:style-name="P27"><text:span text:style-name="T3"><text:s text:c="4"/><text:tab/>server_name </text:span><text:span text:style-name="T7">express1</text:span><text:span text:style-name="T3">.server.com;</text:span></text:p>
      <text:p text:style-name="P28"/>
      <text:p text:style-name="P27"><text:span text:style-name="T3"><text:s text:c="4"/><text:tab/>location / {</text:span></text:p>
      <text:p text:style-name="P27"><text:span text:style-name="T3"><text:s text:c="8"/><text:tab/>proxy_pass http://localhost:</text:span><text:span text:style-name="T7">5000</text:span><text:span text:style-name="T3">;</text:span></text:p>
      <text:p text:style-name="P27"><text:span text:style-name="T3"><text:s text:c="8"/><text:tab/>proxy_http_version 1.1;</text:span></text:p>
      <text:p text:style-name="P27"><text:span text:style-name="T3"><text:s text:c="8"/><text:tab/>proxy_set_header Upgrade $http_upgrade;</text:span></text:p>
      <text:p text:style-name="P27"><text:span text:style-name="T3"><text:s text:c="8"/><text:tab/>proxy_set_header Connection 'upgrade';</text:span></text:p>
      <text:p text:style-name="P27"><text:span text:style-name="T3"><text:s text:c="8"/><text:tab/>proxy_set_header Host $host;</text:span></text:p>
      <text:p text:style-name="P27"><text:span text:style-name="T3"><text:s text:c="8"/><text:tab/>proxy_cache_bypass $http_upgrade;</text:span></text:p>
      <text:p text:style-name="P27"><text:span text:style-name="T3"><text:s text:c="4"/><text:tab/>}</text:span></text:p>
      <text:p text:style-name="P28"/>
      <text:p text:style-name="P28"/>
      <text:p text:style-name="P28"/>
      <text:p text:style-name="P28"/>
      <text:p text:style-name="P12"><text:soft-page-break/><draw:rect text:anchor-type="as-char" style:rel-width="100%" draw:z-index="0" draw:style-name="gr1" draw:text-style-name="P34" svg:width="0.0012in" svg:height="0.0213in"><text:p/></draw:rect></text:p>
      <text:p text:style-name="P12"><text:span text:style-name="T2"><text:s text:c="5"/></text:span><text:span text:style-name="T3"><text:s text:c="2"/>Explain, using relevant examples, the Express concept; middleware.</text:span></text:p>
      <text:p text:style-name="P3"><text:span text:style-name="T10">Middleware is code running after</text:span> var app = express() where the request object enters the code and before the routing part</text:p>
      <text:p text:style-name="P7"><text:span text:style-name="T14">####todo</text:span></text:p>
      <text:p text:style-name="P12"><text:span text:style-name="T2"><text:s text:c="5"/></text:span><text:span text:style-name="T3"><text:s text:c="2"/>Explain, using relevant examples, your strategy for implementing a REST-API with Node/Express <text:s/>+ TypeScript and demonstrate how you have tested the API.</text:span></text:p>
      <text:p text:style-name="P12"><text:span text:style-name="T2"><text:s text:c="5"/></text:span><text:span text:style-name="T3"><text:s/>Explain, using relevant examples, how to test JavaScript/Typescript Backend Code, relevant packages (Mocha, Chai etc.) and how to test asynchronous code.</text:span></text:p>
      <text:p text:style-name="P16"><text:span text:style-name="T15">NoSQL and MongoDB </text:span></text:p>
      <text:p text:style-name="P12"><text:span text:style-name="T2"><text:s text:c="5"/></text:span><text:span text:style-name="T6"><text:s/>Explain</text:span><text:span text:style-name="T3">, generally, what is meant by a NoSQL database.</text:span></text:p>
      <text:p text:style-name="P12"><text:span text:style-name="T3">En NoSQL-database er en database der giver dig mulighed for at gemme og hente data, der ikke er omhyggeligt modelleret på en tabelform, som du skal med en relational database.</text:span></text:p>
      <text:p text:style-name="P14"/>
      <text:p text:style-name="P11"><text:span text:style-name="T5"><text:s text:c="5"/></text:span><text:span text:style-name="T6"><text:s/>Explain</text:span><text:span text:style-name="T3"> Pros &amp; Cons in using a NoSQL database like MongoDB as your data store, compared to a traditional Relational SQL Database like MySQL.</text:span></text:p>
      <text:list xml:id="list3660546357" text:style-name="WWNum1">
        <text:list-item>
          <text:p text:style-name="P19">Ting går lidt hurtigere (hvis man har valgt det rigtige scenarie)</text:p>
        </text:list-item>
        <text:list-item>
          <text:p text:style-name="P19">kan håndtere store mængder data</text:p>
        </text:list-item>
        <text:list-item>
          <text:p text:style-name="P19">behøver ikke at bruge et bestemt skema at lægge data ind ##todo</text:p>
        </text:list-item>
      </text:list>
      <text:p text:style-name="P29"/>
      <text:p text:style-name="P11"><text:span text:style-name="T2"><text:s text:c="5"/></text:span><text:span text:style-name="T6"><text:s/>Explain</text:span><text:span text:style-name="T3"> about indexes in MongoDB, how to create them, and </text:span><text:span text:style-name="T6">demonstrate</text:span><text:span text:style-name="T3"> how you have used them.</text:span></text:p>
      <text:p text:style-name="P13"/>
      <text:p text:style-name="P13"/>
      <text:p text:style-name="P11"><text:span text:style-name="T2"><text:s text:c="5"/></text:span><text:span text:style-name="T6"><text:s/>Explain</text:span><text:span text:style-name="T3">, </text:span><text:span text:style-name="T6">using your own code</text:span><text:span text:style-name="T3"> examples, how you have used some of MongoDB's "special" indexes like </text:span><text:span text:style-name="T6">TTL</text:span><text:span text:style-name="T3"> and </text:span><text:span text:style-name="T6">2dsphere and perhaps also the Unique Index.</text:span></text:p>
      <text:p text:style-name="P15"/>
      <text:p text:style-name="P15"/>
      <text:p text:style-name="P11"><text:span text:style-name="T2"><text:s text:c="5"/></text:span><text:span text:style-name="T6"><text:s text:c="2"/>Demonstrate</text:span><text:span text:style-name="T3">, using a REST-API </text:span><text:span text:style-name="T6">you have designed</text:span><text:span text:style-name="T3">, how to perform all CRUD operations on a MongoDB</text:span></text:p>
      <text:p text:style-name="P13"/>
      <text:p text:style-name="P13"/>
      <text:p text:style-name="P11"><text:span text:style-name="T2"><text:s text:c="5"/></text:span><text:span text:style-name="T6"><text:s text:c="2"/>Explain</text:span><text:span text:style-name="T3">, using a </text:span><text:span text:style-name="T6">relevant example</text:span><text:span text:style-name="T3">, a full JavaScript backend including relevant test cases to test the REST-API (not on the production database)</text:span></text:p>
      <text:p text:style-name="P13"/>
      <text:p text:style-name="P13"/>
      <text:p text:style-name="P11"><text:soft-page-break/><text:span text:style-name="T4"><text:s text:c="5"/></text:span><text:span text:style-name="T6"><text:s/></text:span><text:span text:style-name="T3">Demonstrate, using your own code-samples, decisions you have made regarding → normalization vs denormalization </text:span></text:p>
      <text:p text:style-name="P13"/>
      <text:p text:style-name="P4"/>
      <text:p text:style-name="P31"><text:bookmark text:name="_67djvwcu46pl"/><text:span text:style-name="T15">Geo-location and Geojson</text:span></text:p>
      <text:p text:style-name="P12"><text:span text:style-name="T2"><text:s text:c="5"/></text:span><text:span text:style-name="T6"><text:s text:c="2"/></text:span><text:span text:style-name="T3">Explain and demonstrate basic Geo-JSON, involving as a minimum, Points and Polygons</text:span></text:p>
      <text:p text:style-name="P12"><text:span text:style-name="T3">GeoJSON er en måde at repræsentere geografiske data på. Det er et åbent standardformat designet til at repræsentere enkle geografiske funktioner. </text:span></text:p>
      <text:p text:style-name="P14"/>
      <text:p text:style-name="P14"/>
      <text:p text:style-name="P12"><text:span text:style-name="T8"><text:s text:c="5"/></text:span><text:span text:style-name="T6"><text:s text:c="2"/></text:span><text:span text:style-name="T3">Explain and demonstrate ways to create Geo-JSON test data</text:span></text:p>
      <text:p text:style-name="P12"><text:span text:style-name="T3">Når der testes bruges normale metoder til at oprette data. En forskel dog er hvor lang tid at positionen overlever i databasen da optionerne </text:span><text:span text:style-name="T7">lastUpdated</text:span><text:span text:style-name="T3"> og </text:span><text:span text:style-name="T7">expiresAfterSeconds</text:span><text:span text:style-name="T3"> kan være sat så positionerne forsvinder efter kort tid. Derfor er det praktisk at sætte lastUpdated langt ude i fremtiden, så den ikke forsvinder så hurtigt.</text:span></text:p>
      <text:p text:style-name="P12"><text:a xlink:type="simple" xlink:href="https://github.com/cph-ms782/express-mongo-typescript/blob/bb5e7088dc8ff47d042a67a0a68aadeb2793c0e8/test/gameFacadeTest.ts#L52" text:style-name="ListLabel_20_56" text:visited-style-name="ListLabel_20_56"><text:span text:style-name="T16">Opretning af test data</text:span></text:a><text:span text:style-name="T3"> <text:s/></text:span><text:a xlink:type="simple" xlink:href="https://github.com/cph-ms782/express-mongo-typescript/blob/bb5e7088dc8ff47d042a67a0a68aadeb2793c0e8/src/utils/geoUtils.ts#L19" text:style-name="ListLabel_20_56" text:visited-style-name="ListLabel_20_56"><text:span text:style-name="T16">positionCreator</text:span></text:a></text:p>
      <text:p text:style-name="P12"><text:a xlink:type="simple" xlink:href="http://./test/gameFacadeTest.ts" text:style-name="ListLabel_20_56" text:visited-style-name="ListLabel_20_56"><text:span text:style-name="T16">Test kode </text:span></text:a></text:p>
      <text:p text:style-name="P14"/>
      <text:p text:style-name="P14"/>
      <text:p text:style-name="P12"><text:span text:style-name="T5"><text:s text:c="5"/></text:span><text:span text:style-name="T6"><text:s text:c="2"/></text:span><text:span text:style-name="T3">Explain the typical order of longitude and latitude used by Server-Side API’s and Client-Side API’s</text:span></text:p>
      <text:p text:style-name="P3"><text:span text:style-name="T10">longitude, latitude (som X,Y) brugt af de fleste formater og er Open Geospatial Consortium’s anbefaling</text:span></text:p>
      <text:p text:style-name="P3"><text:span text:style-name="T10">latitude, longitude (som Y,X) brugt især af Google, map software og client-side teknologier (inkl. Airbnb’s, google maps)</text:span></text:p>
      <text:p text:style-name="P7"><text:span text:style-name="T10">Udvikleren er ansvarlig for at finde ud af, hvad der bruges.</text:span></text:p>
      <text:p text:style-name="P8"/>
      <text:p text:style-name="P12"><text:span text:style-name="T2"><text:s text:c="5"/></text:span><text:span text:style-name="T6"><text:s text:c="2"/></text:span><text:span text:style-name="T3">Explain and demonstrate a REST API that implements geo-features, using a relevant geo-library and plain JavaScript</text:span></text:p>
      <text:p text:style-name="P12"><text:span text:style-name="T3">Ved hjælp af npm modulet ‘geojson-utils’ kan man lave let lave geo beregninger, som; </text:span></text:p>
      <text:list xml:id="list1898277525" text:style-name="WWNum2">
        <text:list-item>
          <text:p text:style-name="P23"><text:soft-page-break/><text:span text:style-name="T3">hvor langt er der imellem to punkter </text:span><text:a xlink:type="simple" xlink:href="https://github.com/cph-ms782/express-mongo-typescript/blob/bb5e7088dc8ff47d042a67a0a68aadeb2793c0e8/src/facades/gameFacade.ts#L273" text:style-name="ListLabel_20_56" text:visited-style-name="ListLabel_20_56"><text:span text:style-name="T16">facade</text:span></text:a><text:span text:style-name="T3"> </text:span><text:a xlink:type="simple" xlink:href="https://github.com/cph-ms782/express-mongo-typescript/blob/bb5e7088dc8ff47d042a67a0a68aadeb2793c0e8/src/routes/gameApi.ts#L70" text:style-name="ListLabel_20_56" text:visited-style-name="ListLabel_20_56"><text:span text:style-name="T16">REST</text:span></text:a></text:p>
        </text:list-item>
        <text:list-item>
          <text:p text:style-name="P23"><text:span text:style-name="T3">er et punkt indenfor en geometri </text:span><text:a xlink:type="simple" xlink:href="https://github.com/cph-ms782/express-mongo-typescript/blob/bb5e7088dc8ff47d042a67a0a68aadeb2793c0e8/src/facades/gameFacade.ts#L240" text:style-name="ListLabel_20_56" text:visited-style-name="ListLabel_20_56"><text:span text:style-name="T16">facade</text:span></text:a><text:span text:style-name="T3"> </text:span><text:a xlink:type="simple" xlink:href="https://github.com/cph-ms782/express-mongo-typescript/blob/bb5e7088dc8ff47d042a67a0a68aadeb2793c0e8/src/routes/gameApi.ts#L98" text:style-name="ListLabel_20_56" text:visited-style-name="ListLabel_20_56"><text:span text:style-name="T16">REST</text:span></text:a></text:p>
        </text:list-item>
        <text:list-item>
          <text:p text:style-name="P25"><text:span text:style-name="T3">hvilke punkter er indenfor en geometri. </text:span><text:a xlink:type="simple" xlink:href="https://github.com/cph-ms782/express-mongo-typescript/blob/bb5e7088dc8ff47d042a67a0a68aadeb2793c0e8/src/facades/gameFacade.ts#L254" text:style-name="ListLabel_20_56" text:visited-style-name="ListLabel_20_56"><text:span text:style-name="T16">facade</text:span></text:a><text:span text:style-name="T3"> REST er overtaget af mongoDB versionen nedenunder</text:span></text:p>
        </text:list-item>
      </text:list>
      <text:p text:style-name="P27"><text:span text:style-name="T3">Kode </text:span><text:a xlink:type="simple" xlink:href="http://./src/facades/gameFacade.ts" text:style-name="ListLabel_20_56" text:visited-style-name="ListLabel_20_56"><text:span text:style-name="T16">facade</text:span></text:a><text:span text:style-name="T3"> <text:s text:c="2"/></text:span><text:a xlink:type="simple" xlink:href="http://./src/routes/gameApi.ts" text:style-name="ListLabel_20_56" text:visited-style-name="ListLabel_20_56"><text:span text:style-name="T16">REST API</text:span></text:a></text:p>
      <text:p text:style-name="P12"><text:span text:style-name="T7">TODO : demonstrate</text:span></text:p>
      <text:p text:style-name="P14"/>
      <text:p text:style-name="P12"><text:span text:style-name="T2"><text:s text:c="5"/></text:span><text:span text:style-name="T6"><text:s text:c="2"/></text:span><text:span text:style-name="T3">Explain and demonstrate a REST API that implements geo-features, using Mongodb’s geospatial queries and indexes.</text:span></text:p>
      <text:p text:style-name="P12"><text:span text:style-name="T3">Med mongoDB kan man gemme lokationer og finde interne relationer imellem disse. Ved at oprette geo-indexes (som f.eks. </text:span><text:span text:style-name="T17"><text:s/>{</text:span><text:span text:style-name="T18">location:</text:span><text:span text:style-name="T17"> </text:span><text:span text:style-name="T19">"2dsphere"</text:span><text:span text:style-name="T17">}</text:span><text:span text:style-name="T3">), kan man søge på disse ved hjælp af mongoDB commandoer som .</text:span><text:span text:style-name="T7">find()</text:span><text:span text:style-name="T3"> eller .</text:span><text:span text:style-name="T7">findAndUpdateUser()</text:span><text:span text:style-name="T3">. <text:s/>I søgningen kan man specificere om man vil sætte en position ( $</text:span><text:span text:style-name="T7">set</text:span><text:span text:style-name="T3">: {position} eller finde personer i nærheden ($</text:span><text:span text:style-name="T7">near</text:span><text:span text:style-name="T3">: {$</text:span><text:span text:style-name="T7">geometry</text:span><text:span text:style-name="T3">, $</text:span><text:span text:style-name="T7">maxDistance</text:span><text:span text:style-name="T3">} ).</text:span></text:p>
      <text:p text:style-name="P12"><text:span text:style-name="T3">Man kan sætte nogle options ved disse søgninger. </text:span><text:span text:style-name="T7">upsert</text:span><text:span text:style-name="T3"> sørger for at der oprettes et nyt dokument hvis det ikke findes i forvejen, og </text:span><text:span text:style-name="T7">returnOriginal</text:span><text:span text:style-name="T3"> der returnerer det opdaterede værdig (i modsætning til default der er at returnere den gamle værdi)</text:span><text:span text:style-name="T7">e</text:span></text:p>
      <text:list xml:id="list1518945308" text:style-name="WWNum4">
        <text:list-item>
          <text:p text:style-name="P26"><text:span text:style-name="T3">Spillere i nærheden </text:span><text:a xlink:type="simple" xlink:href="https://github.com/cph-ms782/express-mongo-typescript/blob/bb5e7088dc8ff47d042a67a0a68aadeb2793c0e8/src/facades/gameFacade.ts#L72" text:style-name="ListLabel_20_56" text:visited-style-name="ListLabel_20_56"><text:span text:style-name="T16">facade</text:span></text:a><text:span text:style-name="T3"> </text:span><text:a xlink:type="simple" xlink:href="https://github.com/cph-ms782/express-mongo-typescript/blob/bb5e7088dc8ff47d042a67a0a68aadeb2793c0e8/src/facades/gameFacade.ts#L121" text:style-name="ListLabel_20_56" text:visited-style-name="ListLabel_20_56"><text:span text:style-name="T16">query</text:span></text:a><text:span text:style-name="T3"> <text:s/></text:span><text:a xlink:type="simple" xlink:href="https://github.com/cph-ms782/express-mongo-typescript/blob/bb5e7088dc8ff47d042a67a0a68aadeb2793c0e8/src/routes/gameApi.ts#L52" text:style-name="ListLabel_20_56" text:visited-style-name="ListLabel_20_56"><text:span text:style-name="T16">REST</text:span></text:a></text:p>
        </text:list-item>
      </text:list>
      <text:p text:style-name="P12"><text:span text:style-name="T7">TODO : demonstrat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24292e" style:font-name="Arial" fo:font-size="12pt" fo:language="en" fo:country="US" style:letter-kerning="false" style:font-name-asian="Arial2" style:font-size-asian="12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fo:color="#24292e" style:font-name="Arial" fo:font-size="12pt" fo:language="en" fo:country="US" style:letter-kerning="false" style:font-name-asian="Arial2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3335in" fo:margin-right="0.3335in" fo:margin-top="0.3335in" fo:margin-bottom="0.3335in" loext:contextual-spacing="false" fo:line-height="150%" fo:orphans="0" fo:widows="0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0in" fo:margin-top="0.25in" fo:margin-bottom="0.2665in" loext:contextual-spacing="false" fo:line-height="125%" fo:text-indent="0in" style:auto-text-indent="false" fo:padding="0in" fo:border="none"/>
      <style:text-properties fo:font-size="24pt" fo:font-style="normal" style:font-size-asian="24pt" style:font-style-asian="normal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in" fo:margin-right="0in" fo:margin-top="0.25in" fo:margin-bottom="0.2417in" loext:contextual-spacing="false" fo:line-height="125%" fo:text-indent="0in" style:auto-text-indent="false" fo:padding="0in" fo:border="none"/>
      <style:text-properties fo:font-size="18pt" fo:font-style="normal" style:font-size-asian="18pt" style:font-style-asian="normal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in" fo:margin-right="0in" fo:margin-top="0.25in" fo:margin-bottom="0.1665in" loext:contextual-spacing="false" fo:line-height="125%" fo:text-indent="0in" style:auto-text-indent="false" fo:padding="0in" fo:border="none"/>
      <style:text-properties fo:font-size="15pt" fo:font-style="normal" style:font-size-asian="15pt" style:font-style-asian="normal" style:font-size-complex="15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in" fo:margin-right="0in" fo:margin-top="0.25in" fo:margin-bottom="0.1665in" loext:contextual-spacing="false" fo:line-height="125%" fo:text-indent="0in" style:auto-text-indent="false" fo:padding="0in" fo:border="none"/>
      <style:text-properties fo:font-style="normal" style:font-style-asian="normal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in" fo:margin-right="0in" fo:margin-top="0.25in" fo:margin-bottom="0.1665in" loext:contextual-spacing="false" fo:line-height="125%" fo:text-indent="0in" style:auto-text-indent="false" fo:padding="0in" fo:border="none"/>
      <style:text-properties fo:font-size="10pt" fo:font-style="normal" style:font-size-asian="10pt" style:font-style-asian="normal" style:font-size-complex="10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in" fo:margin-right="0in" fo:margin-top="0.25in" fo:margin-bottom="0.1665in" loext:contextual-spacing="false" fo:line-height="125%" fo:text-indent="0in" style:auto-text-indent="false" fo:padding="0in" fo:border="none"/>
      <style:text-properties fo:color="#6a737d" fo:font-size="10pt" fo:font-style="normal" style:font-size-asian="10pt" style:font-style-asian="normal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Label_20_1" style:display-name="ListLabel 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" style:display-name="ListLabel 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" style:display-name="ListLabel 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4" style:display-name="ListLabel 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5" style:display-name="ListLabel 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6" style:display-name="ListLabel 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7" style:display-name="ListLabel 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8" style:display-name="ListLabel 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9" style:display-name="ListLabel 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0" style:display-name="ListLabel 10" style:family="text">
      <style:text-properties style:font-name="Calibri" fo:font-family="Calibri" style:font-family-generic="roman" style:font-pitch="variable" fo:font-size="11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Calibri" fo:font-family="Calibri" style:font-family-generic="roman" style:font-pitch="variable" fo:font-size="11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Calibri" fo:font-family="Calibri" style:font-family-generic="roman" style:font-pitch="variable" fo:font-size="11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8" style:display-name="ListLabel 3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9" style:display-name="ListLabel 3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40" style:display-name="ListLabel 4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41" style:display-name="ListLabel 4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42" style:display-name="ListLabel 4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43" style:display-name="ListLabel 4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44" style:display-name="ListLabel 4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45" style:display-name="ListLabel 4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46" style:display-name="ListLabel 4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47" style:display-name="ListLabel 4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48" style:display-name="ListLabel 4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49" style:display-name="ListLabel 4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50" style:display-name="ListLabel 5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51" style:display-name="ListLabel 5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52" style:display-name="ListLabel 5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53" style:display-name="ListLabel 5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54" style:display-name="ListLabel 5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55" style:display-name="ListLabel 55" style:family="text">
      <style:text-properties fo:color="#0366d6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56" style:display-name="ListLabel 56" style:family="text">
      <style:text-properties fo:color="#1155cc" style:font-name="Calibri" fo:font-family="Calibri" style:font-family-generic="roman" style:font-pitch="variable" fo:font-size="11pt" style:text-underline-style="solid" style:text-underline-width="auto" style:text-underline-color="font-color" style:font-name-asian="Calibri1" style:font-family-asian="Calibri" style:font-family-generic-asian="system" style:font-pitch-asian="variable" style:font-size-asian="11pt" style:font-name-complex="Calibri1" style:font-family-complex="Calibri" style:font-family-generic-complex="system" style:font-pitch-complex="variable" style:font-size-complex="11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3335in"/>
        </style:list-level-properties>
        <style:text-properties style:font-name="Arial1"/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4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5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7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8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3335in"/>
        </style:list-level-properties>
        <style:text-properties style:font-name="Arial1"/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40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41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43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44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3335in"/>
        </style:list-level-properties>
        <style:text-properties style:font-name="Arial1"/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49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50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52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53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11.3335in" fo:page-height="11in" style:num-format="1" style:print-orientation="portrait" fo:margin-top="0.3335in" fo:margin-bottom="0.3335in" fo:margin-left="0.3335in" fo:margin-right="0.3335in" style:writing-mode="lr-tb" style:layout-grid-color="#c0c0c0" style:layout-grid-lines="2624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7" meta:paragraph-count="95" meta:word-count="1086" meta:character-count="7467" meta:non-whitespace-character-count="6268"/>
    <meta:generator>LibreOfficeDev/6.0.5.2$Linux_X86_64 LibreOffice_project/</meta:generator>
  </office:meta>
</office:document-meta>
</file>